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inherit" svg:font-family="inherit"/>
    <style:font-face style:name="var font-display" svg:font-family="'var font-display'"/>
    <style:font-face style:name="var font-primary" svg:font-family="'var font-primary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25f3" officeooo:paragraph-rsid="001525f3"/>
    </style:style>
    <style:style style:name="P2" style:family="paragraph" style:parent-style-name="Standard">
      <style:text-properties officeooo:rsid="00159f3a" officeooo:paragraph-rsid="001525f3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 style:writing-mode="lr-tb"/>
    </style:style>
    <style:style style:name="P4" style:family="paragraph" style:parent-style-name="Preformatted_20_Text">
      <style:paragraph-properties fo:margin-top="0cm" fo:margin-bottom="0cm" loext:contextual-spacing="false" fo:line-height="100%" fo:orphans="2" fo:widows="2" fo:padding="0cm" fo:border="none" style:writing-mode="lr-tb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 style:writing-mode="lr-tb"/>
      <style:text-properties fo:color="#a9b7c6" style:font-name="JetBrains Mono" fo:font-size="10pt" fo:font-style="normal" fo:font-weight="normal" officeooo:rsid="0018348d" style:font-size-asian="10pt" style:font-style-asian="normal" style:font-weight-asian="normal"/>
    </style:style>
    <style:style style:name="P6" style:family="paragraph" style:parent-style-name="Standard" style:list-style-name="L1">
      <style:text-properties officeooo:rsid="001525f3" officeooo:paragraph-rsid="001525f3"/>
    </style:style>
    <style:style style:name="P7" style:family="paragraph" style:parent-style-name="Standard">
      <style:text-properties officeooo:rsid="00159f3a" officeooo:paragraph-rsid="001525f3"/>
    </style:style>
    <style:style style:name="P8" style:family="paragraph">
      <style:paragraph-properties fo:text-align="start"/>
      <style:text-properties style:font-name="var font-primary" fo:font-size="10pt" fo:font-weight="normal"/>
    </style:style>
    <style:style style:name="T1" style:family="text">
      <style:text-properties fo:font-variant="normal" fo:text-transform="none" fo:color="#000000" style:font-name="Consolas" fo:font-size="9.60000038146973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000000" fo:letter-spacing="normal" loext:padding="0cm" loext:border="none"/>
    </style:style>
    <style:style style:name="T3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le form:name="unnamed0" form:control-implementation="ooo:com.sun.star.form.component.FileControl" xml:id="control1" form:id="control1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Quadro27" text:anchor-type="page" text:anchor-page-number="1" svg:x="0.021cm" svg:y="0cm" svg:width="0.042cm" draw:z-index="25">
        <draw:text-box fo:min-height="0.042cm">
          <text:p text:style-name="Text_20_body"/>
        </draw:text-box>
      </draw:frame>
      <draw:frame draw:style-name="fr1" draw:name="Quadro26" text:anchor-type="page" text:anchor-page-number="1" svg:x="0.021cm" svg:y="0cm" svg:width="0.042cm" draw:z-index="24">
        <draw:text-box fo:min-height="0.042cm">
          <text:p text:style-name="Text_20_body"/>
        </draw:text-box>
      </draw:frame>
      <draw:frame draw:style-name="fr1" draw:name="Quadro25" text:anchor-type="page" text:anchor-page-number="1" svg:x="0.021cm" svg:y="0cm" svg:width="0.042cm" draw:z-index="23">
        <draw:text-box fo:min-height="0.042cm">
          <text:p text:style-name="Text_20_body"/>
        </draw:text-box>
      </draw:frame>
      <draw:frame draw:style-name="fr1" draw:name="Quadro24" text:anchor-type="page" text:anchor-page-number="1" svg:x="0.021cm" svg:y="0cm" svg:width="0.042cm" draw:z-index="22">
        <draw:text-box fo:min-height="0.042cm">
          <text:p text:style-name="Text_20_body"/>
        </draw:text-box>
      </draw:frame>
      <draw:frame draw:style-name="fr1" draw:name="Quadro23" text:anchor-type="page" text:anchor-page-number="1" svg:x="0.021cm" svg:y="0cm" svg:width="0.042cm" draw:z-index="21">
        <draw:text-box fo:min-height="0.042cm">
          <text:p text:style-name="Text_20_body"/>
        </draw:text-box>
      </draw:frame>
      <draw:frame draw:style-name="fr1" draw:name="Quadro22" text:anchor-type="page" text:anchor-page-number="1" svg:x="0.021cm" svg:y="0cm" svg:width="0.042cm" draw:z-index="20">
        <draw:text-box fo:min-height="0.042cm">
          <text:p text:style-name="Text_20_body"/>
        </draw:text-box>
      </draw:frame>
      <draw:frame draw:style-name="fr1" draw:name="Quadro21" text:anchor-type="page" text:anchor-page-number="1" svg:x="0.021cm" svg:y="0cm" svg:width="0.042cm" draw:z-index="19">
        <draw:text-box fo:min-height="0.042cm">
          <text:p text:style-name="Text_20_body"/>
        </draw:text-box>
      </draw:frame>
      <draw:frame draw:style-name="fr1" draw:name="Quadro20" text:anchor-type="page" text:anchor-page-number="1" svg:x="0.021cm" svg:y="0cm" svg:width="0.042cm" draw:z-index="18">
        <draw:text-box fo:min-height="0.042cm">
          <text:p text:style-name="Text_20_body"/>
        </draw:text-box>
      </draw:frame>
      <draw:frame draw:style-name="fr1" draw:name="Quadro19" text:anchor-type="page" text:anchor-page-number="1" svg:x="0.021cm" svg:y="0cm" svg:width="0.042cm" draw:z-index="17">
        <draw:text-box fo:min-height="0.042cm">
          <text:p text:style-name="Text_20_body"/>
        </draw:text-box>
      </draw:frame>
      <draw:frame draw:style-name="fr1" draw:name="Quadro18" text:anchor-type="page" text:anchor-page-number="1" svg:x="0.021cm" svg:y="0cm" svg:width="0.042cm" draw:z-index="16">
        <draw:text-box fo:min-height="0.042cm">
          <text:p text:style-name="Text_20_body"/>
        </draw:text-box>
      </draw:frame>
      <draw:frame draw:style-name="fr1" draw:name="Quadro17" text:anchor-type="page" text:anchor-page-number="1" svg:x="0.021cm" svg:y="0cm" svg:width="0.042cm" draw:z-index="15">
        <draw:text-box fo:min-height="0.042cm">
          <text:p text:style-name="Text_20_body"/>
        </draw:text-box>
      </draw:frame>
      <draw:frame draw:style-name="fr1" draw:name="Quadro16" text:anchor-type="page" text:anchor-page-number="1" svg:x="0.021cm" svg:y="0cm" svg:width="0.042cm" draw:z-index="14">
        <draw:text-box fo:min-height="0.042cm">
          <text:p text:style-name="Text_20_body"/>
        </draw:text-box>
      </draw:frame>
      <draw:frame draw:style-name="fr1" draw:name="Quadro15" text:anchor-type="page" text:anchor-page-number="1" svg:x="0.021cm" svg:y="0cm" svg:width="0.042cm" draw:z-index="13">
        <draw:text-box fo:min-height="0.042cm">
          <text:p text:style-name="Text_20_body"/>
        </draw:text-box>
      </draw:frame>
      <draw:frame draw:style-name="fr1" draw:name="Quadro14" text:anchor-type="page" text:anchor-page-number="1" svg:x="0.021cm" svg:y="0cm" svg:width="0.042cm" draw:z-index="12">
        <draw:text-box fo:min-height="0.042cm">
          <text:p text:style-name="Text_20_body"/>
        </draw:text-box>
      </draw:frame>
      <draw:frame draw:style-name="fr1" draw:name="Quadro13" text:anchor-type="page" text:anchor-page-number="1" svg:x="0.021cm" svg:y="0cm" svg:width="0.042cm" draw:z-index="11">
        <draw:text-box fo:min-height="0.042cm">
          <text:p text:style-name="Text_20_body"/>
        </draw:text-box>
      </draw:frame>
      <draw:frame draw:style-name="fr1" draw:name="Quadro12" text:anchor-type="page" text:anchor-page-number="1" svg:x="0.021cm" svg:y="0cm" svg:width="0.042cm" draw:z-index="10">
        <draw:text-box fo:min-height="0.042cm">
          <text:p text:style-name="Text_20_body"/>
        </draw:text-box>
      </draw:frame>
      <draw:frame draw:style-name="fr1" draw:name="Quadro11" text:anchor-type="page" text:anchor-page-number="1" svg:x="0.021cm" svg:y="0cm" svg:width="0.042cm" draw:z-index="9">
        <draw:text-box fo:min-height="0.042cm">
          <text:p text:style-name="Text_20_body"/>
        </draw:text-box>
      </draw:frame>
      <draw:frame draw:style-name="fr1" draw:name="Quadro10" text:anchor-type="page" text:anchor-page-number="1" svg:x="0.021cm" svg:y="0cm" svg:width="0.042cm" draw:z-index="8">
        <draw:text-box fo:min-height="0.042cm">
          <text:p text:style-name="Text_20_body"/>
        </draw:text-box>
      </draw:frame>
      <draw:frame draw:style-name="fr1" draw:name="Quadro9" text:anchor-type="page" text:anchor-page-number="1" svg:x="0.021cm" svg:y="0cm" svg:width="0.042cm" draw:z-index="7">
        <draw:text-box fo:min-height="0.042cm">
          <text:p text:style-name="Text_20_body"/>
        </draw:text-box>
      </draw:frame>
      <draw:frame draw:style-name="fr1" draw:name="Quadro8" text:anchor-type="page" text:anchor-page-number="1" svg:x="0.021cm" svg:y="0cm" svg:width="0.042cm" draw:z-index="6">
        <draw:text-box fo:min-height="0.042cm">
          <text:p text:style-name="Text_20_body"/>
        </draw:text-box>
      </draw:frame>
      <draw:frame draw:style-name="fr1" draw:name="Quadro7" text:anchor-type="page" text:anchor-page-number="1" svg:x="0.021cm" svg:y="0cm" svg:width="0.042cm" draw:z-index="5">
        <draw:text-box fo:min-height="0.042cm">
          <text:p text:style-name="Text_20_body"/>
        </draw:text-box>
      </draw:frame>
      <draw:frame draw:style-name="fr1" draw:name="Quadro6" text:anchor-type="page" text:anchor-page-number="1" svg:x="0.021cm" svg:y="0cm" svg:width="0.042cm" draw:z-index="4">
        <draw:text-box fo:min-height="0.042cm">
          <text:p text:style-name="Text_20_body"/>
        </draw:text-box>
      </draw:frame>
      <draw:frame draw:style-name="fr1" draw:name="Quadro5" text:anchor-type="page" text:anchor-page-number="1" svg:x="0.021cm" svg:y="0cm" svg:width="0.042cm" draw:z-index="3">
        <draw:text-box fo:min-height="0.042cm">
          <text:p text:style-name="Text_20_body"/>
        </draw:text-box>
      </draw:frame>
      <draw:frame draw:style-name="fr1" draw:name="Quadro4" text:anchor-type="page" text:anchor-page-number="1" svg:x="0.021cm" svg:y="0cm" svg:width="0.042cm" draw:z-index="2">
        <draw:text-box fo:min-height="0.042cm">
          <text:p text:style-name="Text_20_body"/>
        </draw:text-box>
      </draw:frame>
      <draw:frame draw:style-name="fr1" draw:name="Quadro3" text:anchor-type="page" text:anchor-page-number="1" svg:x="0.021cm" svg:y="0cm" svg:width="0.042cm" draw:z-index="1">
        <draw:text-box fo:min-height="0.042cm">
          <text:p text:style-name="Text_20_body"/>
        </draw:text-box>
      </draw:frame>
      <draw:frame draw:style-name="fr1" draw:name="Quadro2" text:anchor-type="page" text:anchor-page-number="1" svg:x="0.021cm" svg:y="0cm" svg:width="0.042cm" draw:z-index="0">
        <draw:text-box fo:min-height="0.042cm">
          <text:p text:style-name="Text_20_body"/>
        </draw:text-box>
      </draw:frame>
      <draw:control text:anchor-type="page" text:anchor-page-number="1" draw:z-index="26" draw:name="Forma1" draw:style-name="gr1" draw:text-style-name="P8" svg:width="0.024cm" svg:height="0.024cm" svg:x="0cm" svg:y="0cm" draw:control="control1"/>
      <text:p text:style-name="P1">Ideias em Geral para jogo da BOLINHA</text:p>
      <text:list xml:id="list2336576357" text:style-name="L1">
        <text:list-item>
          <text:p text:style-name="P6">Adicionar Retangulos pra bola bater e voltar </text:p>
        </text:list-item>
        <text:list-item>
          <text:p text:style-name="P6">Adição de níveis aumentando a velocidade da bola </text:p>
        </text:list-item>
        <text:list-item>
          <text:p text:style-name="P6">Placar de pontos</text:p>
        </text:list-item>
      </text:list>
      <text:p text:style-name="P3"><text:span text:style-name="Source_20_Text"><text:span text:style-name="T1"/></text:span></text:p>
      <text:p text:style-name="P5"><text:span text:style-name="Source_20_Text"><text:span text:style-name="T1"/></text:span></text:p>
      <text:p text:style-name="P2"><text:span text:style-name="T3">from </text:span><text:span text:style-name="T4">graphics </text:span><text:span text:style-name="T3">import </text:span><text:span text:style-name="T4">*</text:span><text:line-break/><text:span text:style-name="T3">import </text:span><text:span text:style-name="T4">random</text:span><text:line-break/><text:span text:style-name="T5">#win2 (Tela inicial)</text:span><text:line-break/><text:span text:style-name="T4">win2 = GraphWin(</text:span><text:span text:style-name="T6">'Jogo da Bolinha'</text:span><text:span text:style-name="T3">, </text:span><text:span text:style-name="T7">800</text:span><text:span text:style-name="T3">, </text:span><text:span text:style-name="T7">600</text:span><text:span text:style-name="T4">)</text:span><text:line-break/><text:span text:style-name="T4">win2.setBackground(</text:span><text:span text:style-name="T6">'green'</text:span><text:span text:style-name="T4">)</text:span><text:line-break/><text:span text:style-name="T4">titulo = Text(Point(</text:span><text:span text:style-name="T7">390</text:span><text:span text:style-name="T3">, </text:span><text:span text:style-name="T7">70</text:span><text:span text:style-name="T4">)</text:span><text:span text:style-name="T3">, </text:span><text:span text:style-name="T6">'Soccer Ball'</text:span><text:span text:style-name="T4">)</text:span><text:line-break/><text:span text:style-name="T4">titulo.setSize(</text:span><text:span text:style-name="T7">18</text:span><text:span text:style-name="T4">)</text:span><text:line-break/><text:span text:style-name="T4">titulo.setStyle(</text:span><text:span text:style-name="T6">'bold'</text:span><text:span text:style-name="T4">)</text:span><text:line-break/><text:span text:style-name="T4">titulo.setFace(</text:span><text:span text:style-name="T6">'courier'</text:span><text:span text:style-name="T4">)</text:span><text:line-break/><text:span text:style-name="T4">titulo.draw(win2)</text:span><text:line-break/><text:line-break/><text:span text:style-name="T4">txtnome = Text(Point(</text:span><text:span text:style-name="T7">400</text:span><text:span text:style-name="T3">, </text:span><text:span text:style-name="T7">280</text:span><text:span text:style-name="T4">)</text:span><text:span text:style-name="T3">, </text:span><text:span text:style-name="T6">'Nome do jogador'</text:span><text:span text:style-name="T4">)</text:span><text:line-break/><text:span text:style-name="T4">txtnome.draw(win2)</text:span><text:line-break/><text:span text:style-name="T4">input_box = Entry(Point(</text:span><text:span text:style-name="T7">400</text:span><text:span text:style-name="T3">, </text:span><text:span text:style-name="T7">300</text:span><text:span text:style-name="T4">)</text:span><text:span text:style-name="T3">, </text:span><text:span text:style-name="T7">13</text:span><text:span text:style-name="T4">)</text:span><text:line-break/><text:span text:style-name="T4">input_box.draw(win2)</text:span><text:line-break/><text:span text:style-name="T4">nome = input_box.getText()</text:span><text:line-break/><text:line-break/><text:span text:style-name="T4">linhaSuperior = Line(Point(</text:span><text:span text:style-name="T7">0</text:span><text:span text:style-name="T3">, </text:span><text:span text:style-name="T7">40</text:span><text:span text:style-name="T4">)</text:span><text:span text:style-name="T3">, </text:span><text:span text:style-name="T4">Point(</text:span><text:span text:style-name="T7">800</text:span><text:span text:style-name="T3">, </text:span><text:span text:style-name="T7">40</text:span><text:span text:style-name="T4">))</text:span><text:line-break/><text:span text:style-name="T4">linhaSuperior.setWidth(</text:span><text:span text:style-name="T7">3</text:span><text:span text:style-name="T4">)</text:span><text:line-break/><text:span text:style-name="T4">linhaSuperior.setOutline(</text:span><text:span text:style-name="T6">"black"</text:span><text:span text:style-name="T4">)</text:span><text:line-break/><text:span text:style-name="T4">linhaSuperior.setFill(</text:span><text:span text:style-name="T6">'white'</text:span><text:span text:style-name="T4">)</text:span><text:line-break/><text:span text:style-name="T4">linhaSuperior.draw(win2)</text:span><text:line-break/><text:line-break/><text:span text:style-name="T4">linhaInferior = Line(Point(</text:span><text:span text:style-name="T7">0</text:span><text:span text:style-name="T3">, </text:span><text:span text:style-name="T7">550</text:span><text:span text:style-name="T4">)</text:span><text:span text:style-name="T3">, </text:span><text:span text:style-name="T4">Point(</text:span><text:span text:style-name="T7">800</text:span><text:span text:style-name="T3">, </text:span><text:span text:style-name="T7">550</text:span><text:span text:style-name="T4">))</text:span><text:line-break/><text:span text:style-name="T4">linhaInferior.setWidth(</text:span><text:span text:style-name="T7">3</text:span><text:span text:style-name="T4">)</text:span><text:line-break/><text:span text:style-name="T4">linhaInferior.setOutline(</text:span><text:span text:style-name="T6">'black'</text:span><text:span text:style-name="T4">)</text:span><text:line-break/><text:span text:style-name="T4">linhaInferior.setFill(</text:span><text:span text:style-name="T6">'white'</text:span><text:span text:style-name="T4">)</text:span><text:line-break/><text:span text:style-name="T4">linhaInferior.draw(win2)</text:span><text:line-break/><text:line-break/><text:span text:style-name="T4">linhaMeio = Line(Point(</text:span><text:span text:style-name="T7">0</text:span><text:span text:style-name="T3">,</text:span><text:span text:style-name="T7">300</text:span><text:span text:style-name="T4">)</text:span><text:span text:style-name="T3">, </text:span><text:span text:style-name="T4">Point(</text:span><text:span text:style-name="T7">800</text:span><text:span text:style-name="T3">,</text:span><text:span text:style-name="T7">300</text:span><text:span text:style-name="T4">))</text:span><text:line-break/><text:span text:style-name="T4">linhaMeio.setWidth(</text:span><text:span text:style-name="T7">3</text:span><text:span text:style-name="T4">)</text:span><text:line-break/><text:span text:style-name="T4">linhaMeio.setOutline(</text:span><text:span text:style-name="T6">'black'</text:span><text:span text:style-name="T4">)</text:span><text:line-break/><text:span text:style-name="T4">linhaMeio.setFill(</text:span><text:span text:style-name="T6">'white'</text:span><text:span text:style-name="T4">)</text:span><text:line-break/><text:span text:style-name="T4">linhaMeio.draw(win2)</text:span><text:line-break/><text:line-break/><text:span text:style-name="T4">circulo = Circle(Point(</text:span><text:span text:style-name="T7">400</text:span><text:span text:style-name="T3">,</text:span><text:span text:style-name="T7">300</text:span><text:span text:style-name="T4">)</text:span><text:span text:style-name="T3">, </text:span><text:span text:style-name="T7">50</text:span><text:span text:style-name="T4">)</text:span><text:line-break/><text:span text:style-name="T4">circulo.setWidth(</text:span><text:span text:style-name="T7">3</text:span><text:span text:style-name="T4">)</text:span><text:line-break/><text:span text:style-name="T4">circulo.setOutline(</text:span><text:span text:style-name="T6">"white"</text:span><text:span text:style-name="T4">)</text:span><text:line-break/><text:span text:style-name="T4">circulo.draw(win2)</text:span><text:line-break/><text:line-break/><text:span text:style-name="T4">linhaTrave1 = Line(Point(</text:span><text:span text:style-name="T7">250</text:span><text:span text:style-name="T3">,</text:span><text:span text:style-name="T7">550</text:span><text:span text:style-name="T4">)</text:span><text:span text:style-name="T3">, </text:span><text:span text:style-name="T4">Point(</text:span><text:span text:style-name="T7">250</text:span><text:span text:style-name="T3">,</text:span><text:span text:style-name="T7">530</text:span><text:span text:style-name="T4">))</text:span><text:line-break/><text:span text:style-name="T4">linhaTrave1.setWidth(</text:span><text:span text:style-name="T7">3</text:span><text:span text:style-name="T4">)</text:span><text:line-break/><text:span text:style-name="T4">linhaTrave1.setOutline(</text:span><text:span text:style-name="T6">'white'</text:span><text:span text:style-name="T4">)</text:span><text:line-break/><text:span text:style-name="T4">linhaTrave1.setFill(</text:span><text:span text:style-name="T6">'white'</text:span><text:span text:style-name="T4">)</text:span><text:line-break/><text:span text:style-name="T4">linhaTrave1.draw(win2)</text:span><text:line-break/><text:line-break/><text:span text:style-name="T4">linhaTrave2 = Line(Point(</text:span><text:span text:style-name="T7">540</text:span><text:span text:style-name="T3">,</text:span><text:span text:style-name="T7">550</text:span><text:span text:style-name="T4">)</text:span><text:span text:style-name="T3">, </text:span><text:span text:style-name="T4">Point(</text:span><text:span text:style-name="T7">540</text:span><text:span text:style-name="T3">,</text:span><text:span text:style-name="T7">530</text:span><text:span text:style-name="T4">))</text:span><text:line-break/><text:span text:style-name="T4">linhaTrave2.setWidth(</text:span><text:span text:style-name="T7">3</text:span><text:span text:style-name="T4">)</text:span><text:line-break/><text:span text:style-name="T4">linhaTrave2.setOutline(</text:span><text:span text:style-name="T6">'white'</text:span><text:span text:style-name="T4">)</text:span><text:line-break/><text:span text:style-name="T4">linhaTrave2.setFill(</text:span><text:span text:style-name="T6">'white'</text:span><text:span text:style-name="T4">)</text:span><text:line-break/><text:span text:style-name="T4">linhaTrave2.draw(win2)</text:span><text:line-break/><text:line-break/><text:span text:style-name="T4">linhaTrave3 = Line(Point(</text:span><text:span text:style-name="T7">540</text:span><text:span text:style-name="T3">,</text:span><text:span text:style-name="T7">60</text:span><text:span text:style-name="T4">)</text:span><text:span text:style-name="T3">, </text:span><text:span text:style-name="T4">Point(</text:span><text:span text:style-name="T7">540</text:span><text:span text:style-name="T3">,</text:span><text:span text:style-name="T7">40</text:span><text:span text:style-name="T4">))</text:span><text:line-break/><text:span text:style-name="T4">linhaTrave3.setWidth(</text:span><text:span text:style-name="T7">3</text:span><text:span text:style-name="T4">)</text:span><text:line-break/><text:soft-page-break/><text:span text:style-name="T4">linhaTrave3.setOutline(</text:span><text:span text:style-name="T6">'white'</text:span><text:span text:style-name="T4">)</text:span><text:line-break/><text:span text:style-name="T4">linhaTrave3.setFill(</text:span><text:span text:style-name="T6">'white'</text:span><text:span text:style-name="T4">)</text:span><text:line-break/><text:span text:style-name="T4">linhaTrave3.draw(win2)</text:span><text:line-break/><text:line-break/><text:span text:style-name="T4">linhaTrave4 = Line(Point(</text:span><text:span text:style-name="T7">250</text:span><text:span text:style-name="T3">,</text:span><text:span text:style-name="T7">60</text:span><text:span text:style-name="T4">)</text:span><text:span text:style-name="T3">, </text:span><text:span text:style-name="T4">Point(</text:span><text:span text:style-name="T7">250</text:span><text:span text:style-name="T3">,</text:span><text:span text:style-name="T7">40</text:span><text:span text:style-name="T4">))</text:span><text:line-break/><text:span text:style-name="T4">linhaTrave4.setWidth(</text:span><text:span text:style-name="T7">3</text:span><text:span text:style-name="T4">)</text:span><text:line-break/><text:span text:style-name="T4">linhaTrave4.setOutline(</text:span><text:span text:style-name="T6">'white'</text:span><text:span text:style-name="T4">)</text:span><text:line-break/><text:span text:style-name="T4">linhaTrave4.setFill(</text:span><text:span text:style-name="T6">'white'</text:span><text:span text:style-name="T4">)</text:span><text:line-break/><text:span text:style-name="T4">linhaTrave4.draw(win2)</text:span><text:line-break/><text:line-break/><text:line-break/><text:span text:style-name="T4">retangulo1 = Rectangle(Point(</text:span><text:span text:style-name="T7">80</text:span><text:span text:style-name="T3">, </text:span><text:span text:style-name="T7">80</text:span><text:span text:style-name="T4">)</text:span><text:span text:style-name="T3">, </text:span><text:span text:style-name="T4">Point(</text:span><text:span text:style-name="T7">116</text:span><text:span text:style-name="T3">, </text:span><text:span text:style-name="T7">100</text:span><text:span text:style-name="T4">))</text:span><text:line-break/><text:span text:style-name="T4">retangulo1.setFill(</text:span><text:span text:style-name="T6">"black"</text:span><text:span text:style-name="T4">)</text:span><text:line-break/><text:span text:style-name="T4">retangulo1.setOutline(</text:span><text:span text:style-name="T6">"black"</text:span><text:span text:style-name="T4">)</text:span><text:line-break/><text:span text:style-name="T4">retangulo1.draw(win2)</text:span><text:line-break/><text:line-break/><text:span text:style-name="T4">retangulo2 = Rectangle(Point(</text:span><text:span text:style-name="T7">600</text:span><text:span text:style-name="T3">, </text:span><text:span text:style-name="T7">80</text:span><text:span text:style-name="T4">)</text:span><text:span text:style-name="T3">, </text:span><text:span text:style-name="T4">Point(</text:span><text:span text:style-name="T7">636</text:span><text:span text:style-name="T3">, </text:span><text:span text:style-name="T7">100</text:span><text:span text:style-name="T4">))</text:span><text:line-break/><text:span text:style-name="T4">retangulo2.setFill(</text:span><text:span text:style-name="T6">"black"</text:span><text:span text:style-name="T4">)</text:span><text:line-break/><text:span text:style-name="T4">retangulo2.setOutline(</text:span><text:span text:style-name="T6">"black"</text:span><text:span text:style-name="T4">)</text:span><text:line-break/><text:span text:style-name="T4">retangulo2.draw(win2)</text:span><text:line-break/><text:line-break/><text:line-break/><text:span text:style-name="T4">retangulo3 = Rectangle(Point( </text:span><text:span text:style-name="T7">500</text:span><text:span text:style-name="T3">, </text:span><text:span text:style-name="T7">200</text:span><text:span text:style-name="T4">)</text:span><text:span text:style-name="T3">, </text:span><text:span text:style-name="T4">Point(</text:span><text:span text:style-name="T7">536</text:span><text:span text:style-name="T3">, </text:span><text:span text:style-name="T7">220</text:span><text:span text:style-name="T4">))</text:span><text:line-break/><text:span text:style-name="T4">retangulo3.setFill(</text:span><text:span text:style-name="T6">"black"</text:span><text:span text:style-name="T4">)</text:span><text:line-break/><text:span text:style-name="T4">retangulo3.setOutline(</text:span><text:span text:style-name="T6">"black"</text:span><text:span text:style-name="T4">)</text:span><text:line-break/><text:span text:style-name="T4">retangulo3.draw(win2)</text:span><text:line-break/><text:line-break/><text:span text:style-name="T4">retangulo = Rectangle(Point(</text:span><text:span text:style-name="T7">200</text:span><text:span text:style-name="T3">, </text:span><text:span text:style-name="T7">200</text:span><text:span text:style-name="T4">)</text:span><text:span text:style-name="T3">, </text:span><text:span text:style-name="T4">Point(</text:span><text:span text:style-name="T7">236</text:span><text:span text:style-name="T3">, </text:span><text:span text:style-name="T7">220</text:span><text:span text:style-name="T4">))</text:span><text:line-break/><text:span text:style-name="T4">retangulo.setFill(</text:span><text:span text:style-name="T6">"black"</text:span><text:span text:style-name="T4">)</text:span><text:line-break/><text:span text:style-name="T4">retangulo.setOutline(</text:span><text:span text:style-name="T6">"black"</text:span><text:span text:style-name="T4">)</text:span><text:line-break/><text:span text:style-name="T4">retangulo.draw(win2)</text:span><text:line-break/><text:line-break/><text:line-break/><text:span text:style-name="T4">win2.getMouse()</text:span><text:line-break/><text:span text:style-name="T4">win2.close()</text:span><text:line-break/><text:line-break/><text:line-break/><text:span text:style-name="T5">#win (tela do jogo)</text:span><text:line-break/><text:span text:style-name="T4">win = GraphWin(</text:span><text:span text:style-name="T6">"Bolinha ..."</text:span><text:span text:style-name="T3">, </text:span><text:span text:style-name="T7">800</text:span><text:span text:style-name="T3">, </text:span><text:span text:style-name="T7">600</text:span><text:span text:style-name="T4">)</text:span><text:line-break/><text:span text:style-name="T4">win.setBackground(</text:span><text:span text:style-name="T6">'green'</text:span><text:span text:style-name="T4">)</text:span><text:line-break/><text:line-break/><text:span text:style-name="T4">linhaSuperior = Line(Point(</text:span><text:span text:style-name="T7">0</text:span><text:span text:style-name="T3">, </text:span><text:span text:style-name="T7">40</text:span><text:span text:style-name="T4">)</text:span><text:span text:style-name="T3">, </text:span><text:span text:style-name="T4">Point(</text:span><text:span text:style-name="T7">800</text:span><text:span text:style-name="T3">, </text:span><text:span text:style-name="T7">40</text:span><text:span text:style-name="T4">))</text:span><text:line-break/><text:span text:style-name="T4">linhaSuperior.setWidth(</text:span><text:span text:style-name="T7">3</text:span><text:span text:style-name="T4">)</text:span><text:line-break/><text:span text:style-name="T4">linhaSuperior.setOutline(</text:span><text:span text:style-name="T6">"black"</text:span><text:span text:style-name="T4">)</text:span><text:line-break/><text:span text:style-name="T4">linhaSuperior.setFill(</text:span><text:span text:style-name="T6">'white'</text:span><text:span text:style-name="T4">)</text:span><text:line-break/><text:span text:style-name="T4">linhaSuperior.draw(win)</text:span><text:line-break/><text:line-break/><text:span text:style-name="T4">linhaInferior = Line(Point(</text:span><text:span text:style-name="T7">0</text:span><text:span text:style-name="T3">, </text:span><text:span text:style-name="T7">550</text:span><text:span text:style-name="T4">)</text:span><text:span text:style-name="T3">, </text:span><text:span text:style-name="T4">Point(</text:span><text:span text:style-name="T7">800</text:span><text:span text:style-name="T3">, </text:span><text:span text:style-name="T7">550</text:span><text:span text:style-name="T4">))</text:span><text:line-break/><text:span text:style-name="T4">linhaInferior.setWidth(</text:span><text:span text:style-name="T7">3</text:span><text:span text:style-name="T4">)</text:span><text:line-break/><text:span text:style-name="T4">linhaInferior.setOutline(</text:span><text:span text:style-name="T6">'black'</text:span><text:span text:style-name="T4">)</text:span><text:line-break/><text:span text:style-name="T4">linhaInferior.setFill(</text:span><text:span text:style-name="T6">'white'</text:span><text:span text:style-name="T4">)</text:span><text:line-break/><text:span text:style-name="T4">linhaInferior.draw(win)</text:span><text:line-break/><text:line-break/><text:span text:style-name="T4">linhaMeio = Line(Point(</text:span><text:span text:style-name="T7">0</text:span><text:span text:style-name="T3">,</text:span><text:span text:style-name="T7">300</text:span><text:span text:style-name="T4">)</text:span><text:span text:style-name="T3">, </text:span><text:span text:style-name="T4">Point(</text:span><text:span text:style-name="T7">800</text:span><text:span text:style-name="T3">,</text:span><text:span text:style-name="T7">300</text:span><text:span text:style-name="T4">))</text:span><text:line-break/><text:span text:style-name="T4">linhaMeio.setWidth(</text:span><text:span text:style-name="T7">3</text:span><text:span text:style-name="T4">)</text:span><text:line-break/><text:span text:style-name="T4">linhaMeio.setOutline(</text:span><text:span text:style-name="T6">'black'</text:span><text:span text:style-name="T4">)</text:span><text:line-break/><text:span text:style-name="T4">linhaMeio.setFill(</text:span><text:span text:style-name="T6">'white'</text:span><text:span text:style-name="T4">)</text:span><text:line-break/><text:span text:style-name="T4">linhaMeio.draw(win)</text:span><text:line-break/><text:line-break/><text:span text:style-name="T4">circulo = Circle(Point(</text:span><text:span text:style-name="T7">400</text:span><text:span text:style-name="T3">,</text:span><text:span text:style-name="T7">300</text:span><text:span text:style-name="T4">)</text:span><text:span text:style-name="T3">, </text:span><text:span text:style-name="T7">50</text:span><text:span text:style-name="T4">)</text:span><text:line-break/><text:soft-page-break/><text:span text:style-name="T4">circulo.setWidth(</text:span><text:span text:style-name="T7">3</text:span><text:span text:style-name="T4">)</text:span><text:line-break/><text:span text:style-name="T4">circulo.setOutline(</text:span><text:span text:style-name="T6">"white"</text:span><text:span text:style-name="T4">)</text:span><text:line-break/><text:span text:style-name="T4">circulo.draw(win)</text:span><text:line-break/><text:line-break/><text:line-break/><text:span text:style-name="T5"># Texto Vidas</text:span><text:line-break/><text:span text:style-name="T4">txtv = Text(Point(</text:span><text:span text:style-name="T7">730</text:span><text:span text:style-name="T3">, </text:span><text:span text:style-name="T7">560</text:span><text:span text:style-name="T4">)</text:span><text:span text:style-name="T3">, </text:span><text:span text:style-name="T6">'VIDAS:'</text:span><text:span text:style-name="T4">)</text:span><text:line-break/><text:span text:style-name="T4">txtv.setFace(</text:span><text:span text:style-name="T6">'courier'</text:span><text:span text:style-name="T4">)</text:span><text:line-break/><text:span text:style-name="T4">txtv.setStyle(</text:span><text:span text:style-name="T6">'bold'</text:span><text:span text:style-name="T4">)</text:span><text:line-break/><text:span text:style-name="T4">txtv.draw(win)</text:span><text:line-break/><text:line-break/><text:span text:style-name="T5"># Bolinhas da vida</text:span><text:line-break/><text:span text:style-name="T4">b1 = Circle(Point(</text:span><text:span text:style-name="T7">705</text:span><text:span text:style-name="T3">, </text:span><text:span text:style-name="T7">580</text:span><text:span text:style-name="T4">)</text:span><text:span text:style-name="T3">, </text:span><text:span text:style-name="T7">10</text:span><text:span text:style-name="T4">)</text:span><text:line-break/><text:span text:style-name="T4">b1.setOutline(</text:span><text:span text:style-name="T6">'black'</text:span><text:span text:style-name="T4">)</text:span><text:line-break/><text:span text:style-name="T4">b1.setFill(</text:span><text:span text:style-name="T6">'white'</text:span><text:span text:style-name="T4">)</text:span><text:line-break/><text:span text:style-name="T4">b1.draw(win)</text:span><text:line-break/><text:line-break/><text:span text:style-name="T4">b2 = Circle(Point(</text:span><text:span text:style-name="T7">728</text:span><text:span text:style-name="T3">, </text:span><text:span text:style-name="T7">580</text:span><text:span text:style-name="T4">)</text:span><text:span text:style-name="T3">, </text:span><text:span text:style-name="T7">10</text:span><text:span text:style-name="T4">)</text:span><text:line-break/><text:span text:style-name="T4">b2.setOutline(</text:span><text:span text:style-name="T6">'black'</text:span><text:span text:style-name="T4">)</text:span><text:line-break/><text:span text:style-name="T4">b2.setFill(</text:span><text:span text:style-name="T6">'white'</text:span><text:span text:style-name="T4">)</text:span><text:line-break/><text:span text:style-name="T4">b2.draw(win)</text:span><text:line-break/><text:line-break/><text:span text:style-name="T4">b3 = Circle(Point(</text:span><text:span text:style-name="T7">751</text:span><text:span text:style-name="T3">, </text:span><text:span text:style-name="T7">580</text:span><text:span text:style-name="T4">)</text:span><text:span text:style-name="T3">, </text:span><text:span text:style-name="T7">10</text:span><text:span text:style-name="T4">)</text:span><text:line-break/><text:span text:style-name="T4">b3.setOutline(</text:span><text:span text:style-name="T6">'black'</text:span><text:span text:style-name="T4">)</text:span><text:line-break/><text:span text:style-name="T4">b3.setFill(</text:span><text:span text:style-name="T6">'white'</text:span><text:span text:style-name="T4">)</text:span><text:line-break/><text:span text:style-name="T4">b3.draw(win)</text:span><text:line-break/><text:line-break/><text:span text:style-name="T4">vidas = </text:span><text:span text:style-name="T7">3</text:span><text:line-break/><text:line-break/><text:span text:style-name="T4">col = </text:span><text:span text:style-name="T7">390</text:span><text:line-break/><text:span text:style-name="T4">lin = </text:span><text:span text:style-name="T7">80</text:span><text:line-break/><text:span text:style-name="T4">raio = </text:span><text:span text:style-name="T7">15</text:span><text:line-break/><text:span text:style-name="T4">circulo = Circle(Point(col</text:span><text:span text:style-name="T3">, </text:span><text:span text:style-name="T4">lin)</text:span><text:span text:style-name="T3">, </text:span><text:span text:style-name="T4">raio)</text:span><text:line-break/><text:span text:style-name="T4">circulo.setFill(color_rgb(</text:span><text:span text:style-name="T7">250</text:span><text:span text:style-name="T3">, </text:span><text:span text:style-name="T7">10</text:span><text:span text:style-name="T3">, </text:span><text:span text:style-name="T7">200</text:span><text:span text:style-name="T4">))</text:span><text:line-break/><text:span text:style-name="T4">circulo.draw(win)</text:span><text:line-break/><text:line-break/><text:span text:style-name="T4">initial_speed = </text:span><text:span text:style-name="T7">5</text:span><text:line-break/><text:span text:style-name="T4">velocity_increment = </text:span><text:span text:style-name="T7">1</text:span><text:line-break/><text:line-break/><text:span text:style-name="T4">ptsstring = </text:span><text:span text:style-name="T7">0</text:span><text:line-break/><text:span text:style-name="T4">pontos = Text(Point(</text:span><text:span text:style-name="T7">400</text:span><text:span text:style-name="T3">, </text:span><text:span text:style-name="T7">575</text:span><text:span text:style-name="T4">)</text:span><text:span text:style-name="T3">, </text:span><text:span text:style-name="T6">" " </text:span><text:span text:style-name="T4">+ </text:span><text:span text:style-name="T8">str</text:span><text:span text:style-name="T4">(ptsstring))</text:span><text:line-break/><text:span text:style-name="T4">pontos.setSize(</text:span><text:span text:style-name="T7">14</text:span><text:span text:style-name="T4">)</text:span><text:line-break/><text:span text:style-name="T4">pontos.draw(win)</text:span><text:line-break/><text:line-break/><text:span text:style-name="T4">pts = </text:span><text:span text:style-name="T7">0</text:span><text:line-break/><text:line-break/><text:span text:style-name="T4">colIni = </text:span><text:span text:style-name="T7">10</text:span><text:line-break/><text:span text:style-name="T4">tamanho = </text:span><text:span text:style-name="T7">100</text:span><text:line-break/><text:span text:style-name="T4">barra = Line(Point(colIni</text:span><text:span text:style-name="T3">, </text:span><text:span text:style-name="T7">530</text:span><text:span text:style-name="T4">)</text:span><text:span text:style-name="T3">, </text:span><text:span text:style-name="T4">Point(colIni + tamanho</text:span><text:span text:style-name="T3">, </text:span><text:span text:style-name="T7">530</text:span><text:span text:style-name="T4">))</text:span><text:line-break/><text:span text:style-name="T4">barra.setOutline(</text:span><text:span text:style-name="T6">'black'</text:span><text:span text:style-name="T4">)</text:span><text:line-break/><text:span text:style-name="T4">barra.setFill(</text:span><text:span text:style-name="T6">'black'</text:span><text:span text:style-name="T4">)</text:span><text:line-break/><text:span text:style-name="T4">barra.setWidth(</text:span><text:span text:style-name="T7">10</text:span><text:span text:style-name="T4">)</text:span><text:line-break/><text:span text:style-name="T4">barra.draw(win)</text:span><text:line-break/><text:line-break/><text:span text:style-name="T4">velocidade = </text:span><text:span text:style-name="T7">5</text:span><text:line-break/><text:span text:style-name="T4">bateu = </text:span><text:span text:style-name="T3">True</text:span><text:line-break/><text:span text:style-name="T4">continuar = </text:span><text:span text:style-name="T3">True</text:span><text:line-break/><text:span text:style-name="T3">while </text:span><text:span text:style-name="T4">continuar:</text:span><text:line-break/><text:line-break/><text:span text:style-name="T4"> <text:s text:c="3"/></text:span><text:span text:style-name="T3">if </text:span><text:span text:style-name="T4">bateu:</text:span><text:line-break/><text:soft-page-break/><text:span text:style-name="T4"> <text:s text:c="7"/>passo = random.randrange(</text:span><text:span text:style-name="T7">1</text:span><text:span text:style-name="T3">, </text:span><text:span text:style-name="T7">10</text:span><text:span text:style-name="T4">)</text:span><text:line-break/><text:span text:style-name="T4"> <text:s text:c="7"/></text:span><text:span text:style-name="T3">if </text:span><text:span text:style-name="T4">random.random() &lt; </text:span><text:span text:style-name="T7">0.5</text:span><text:span text:style-name="T4">:</text:span><text:line-break/><text:span text:style-name="T4"> <text:s text:c="11"/>passo = -passo</text:span><text:line-break/><text:span text:style-name="T4"> <text:s text:c="7"/>bateu = </text:span><text:span text:style-name="T3">False</text:span><text:line-break/><text:line-break/><text:span text:style-name="T3"> <text:s text:c="3"/>if </text:span><text:span text:style-name="T4">(col + raio + passo) &gt; </text:span><text:span text:style-name="T7">800</text:span><text:span text:style-name="T4">:</text:span><text:line-break/><text:span text:style-name="T4"> <text:s text:c="7"/>passo = -passo</text:span><text:line-break/><text:line-break/><text:span text:style-name="T4"> <text:s text:c="3"/></text:span><text:span text:style-name="T3">if </text:span><text:span text:style-name="T4">(col - raio + passo) &lt; </text:span><text:span text:style-name="T7">0</text:span><text:span text:style-name="T4">:</text:span><text:line-break/><text:span text:style-name="T4"> <text:s text:c="7"/>passo = -passo</text:span><text:line-break/><text:line-break/><text:span text:style-name="T4"> <text:s text:c="3"/></text:span><text:span text:style-name="T3">if </text:span><text:span text:style-name="T4">lin &lt; </text:span><text:span text:style-name="T7">65</text:span><text:span text:style-name="T4">:</text:span><text:line-break/><text:span text:style-name="T4"> <text:s text:c="7"/>velocidade = -velocidade</text:span><text:line-break/><text:line-break/><text:span text:style-name="T4"> <text:s text:c="3"/></text:span><text:span text:style-name="T3">if </text:span><text:span text:style-name="T7">515 </text:span><text:span text:style-name="T4">&lt;= lin &lt;= </text:span><text:span text:style-name="T7">530 </text:span><text:span text:style-name="T3">and </text:span><text:span text:style-name="T4">colIni &lt; col &lt; (colIni + tamanho):</text:span><text:line-break/><text:span text:style-name="T4"> <text:s text:c="7"/>pts += </text:span><text:span text:style-name="T7">1</text:span><text:line-break/><text:line-break/><text:span text:style-name="T7"> <text:s text:c="7"/></text:span><text:span text:style-name="T4">velocidade = initial_speed + (pts * velocity_increment)</text:span><text:line-break/><text:line-break/><text:span text:style-name="T4"> <text:s text:c="7"/>velocidade = -velocidade</text:span><text:line-break/><text:span text:style-name="T4"> <text:s text:c="7"/>pontos.setText(pts)</text:span><text:line-break/><text:line-break/><text:line-break/><text:span text:style-name="T4"> <text:s text:c="3"/></text:span><text:span text:style-name="T5"># Nova posição do círculo</text:span><text:line-break/><text:span text:style-name="T5"> <text:s text:c="3"/></text:span><text:span text:style-name="T4">circulo.undraw()</text:span><text:line-break/><text:span text:style-name="T4"> <text:s text:c="3"/>col += passo</text:span><text:line-break/><text:span text:style-name="T4"> <text:s text:c="3"/>lin += velocidade</text:span><text:line-break/><text:span text:style-name="T4"> <text:s text:c="3"/>circulo = Circle(Point(col</text:span><text:span text:style-name="T3">, </text:span><text:span text:style-name="T4">lin)</text:span><text:span text:style-name="T3">, </text:span><text:span text:style-name="T7">15</text:span><text:span text:style-name="T4">)</text:span><text:line-break/><text:span text:style-name="T4"> <text:s text:c="3"/>circulo.setFill(color_rgb(</text:span><text:span text:style-name="T7">250</text:span><text:span text:style-name="T3">, </text:span><text:span text:style-name="T7">10</text:span><text:span text:style-name="T3">, </text:span><text:span text:style-name="T7">200</text:span><text:span text:style-name="T4">))</text:span><text:line-break/><text:span text:style-name="T4"> <text:s text:c="3"/>circulo.draw(win)</text:span><text:line-break/><text:line-break/><text:span text:style-name="T4"> <text:s text:c="3"/></text:span><text:span text:style-name="T5"># MECANISMO DE VIDAS</text:span><text:line-break/><text:span text:style-name="T5"> <text:s text:c="3"/></text:span><text:span text:style-name="T3">if </text:span><text:span text:style-name="T4">lin &gt;= </text:span><text:span text:style-name="T7">550</text:span><text:span text:style-name="T4">:</text:span><text:line-break/><text:span text:style-name="T4"> <text:s text:c="7"/>circulo.undraw()</text:span><text:line-break/><text:span text:style-name="T4"> <text:s text:c="7"/>vidas = vidas - </text:span><text:span text:style-name="T7">1</text:span><text:line-break/><text:line-break/><text:span text:style-name="T7"> <text:s text:c="7"/></text:span><text:span text:style-name="T3">if </text:span><text:span text:style-name="T4">vidas &gt; </text:span><text:span text:style-name="T7">0</text:span><text:span text:style-name="T4">:</text:span><text:line-break/><text:span text:style-name="T4"> <text:s text:c="11"/>col = </text:span><text:span text:style-name="T7">390</text:span><text:line-break/><text:span text:style-name="T7"> <text:s text:c="11"/></text:span><text:span text:style-name="T4">lin = </text:span><text:span text:style-name="T7">80</text:span><text:line-break/><text:span text:style-name="T7"> <text:s text:c="11"/></text:span><text:span text:style-name="T4">raio = </text:span><text:span text:style-name="T7">15</text:span><text:line-break/><text:span text:style-name="T7"> <text:s text:c="11"/></text:span><text:span text:style-name="T4">circulo = Circle(Point(col</text:span><text:span text:style-name="T3">, </text:span><text:span text:style-name="T4">lin)</text:span><text:span text:style-name="T3">, </text:span><text:span text:style-name="T4">raio)</text:span><text:line-break/><text:span text:style-name="T4"> <text:s text:c="11"/>circulo.setFill(color_rgb(</text:span><text:span text:style-name="T7">250</text:span><text:span text:style-name="T3">, </text:span><text:span text:style-name="T7">10</text:span><text:span text:style-name="T3">, </text:span><text:span text:style-name="T7">200</text:span><text:span text:style-name="T4">))</text:span><text:line-break/><text:span text:style-name="T4"> <text:s text:c="11"/>circulo.draw(win)</text:span><text:line-break/><text:span text:style-name="T4"> <text:s text:c="11"/>circulo.undraw()</text:span><text:line-break/><text:span text:style-name="T4"> <text:s text:c="11"/>col += passo</text:span><text:line-break/><text:span text:style-name="T4"> <text:s text:c="11"/>lin += velocidade</text:span><text:line-break/><text:span text:style-name="T4"> <text:s text:c="11"/>circulo = Circle(Point(col</text:span><text:span text:style-name="T3">, </text:span><text:span text:style-name="T4">lin)</text:span><text:span text:style-name="T3">, </text:span><text:span text:style-name="T7">15</text:span><text:span text:style-name="T4">)</text:span><text:line-break/><text:span text:style-name="T4"> <text:s text:c="11"/>circulo.setFill(color_rgb(</text:span><text:span text:style-name="T7">250</text:span><text:span text:style-name="T3">, </text:span><text:span text:style-name="T7">10</text:span><text:span text:style-name="T3">, </text:span><text:span text:style-name="T7">200</text:span><text:span text:style-name="T4">))</text:span><text:line-break/><text:span text:style-name="T4"> <text:s text:c="11"/>circulo.draw(win)</text:span><text:line-break/><text:line-break/><text:span text:style-name="T4"> <text:s text:c="11"/></text:span><text:span text:style-name="T3">if </text:span><text:span text:style-name="T4">vidas &gt;= </text:span><text:span text:style-name="T7">2</text:span><text:span text:style-name="T4">:</text:span><text:line-break/><text:span text:style-name="T4"> <text:s text:c="15"/>b1.undraw()</text:span><text:line-break/><text:span text:style-name="T4"> <text:s text:c="11"/></text:span><text:span text:style-name="T3">else</text:span><text:span text:style-name="T4">:</text:span><text:line-break/><text:span text:style-name="T4"> <text:s text:c="15"/>b2.undraw()</text:span><text:line-break/><text:line-break/><text:span text:style-name="T4"> <text:s text:c="7"/></text:span><text:span text:style-name="T5"># GAMEOVER A PARTIR DAQUI</text:span><text:line-break/><text:span text:style-name="T5"> <text:s text:c="7"/></text:span><text:span text:style-name="T3">else</text:span><text:span text:style-name="T4">: <text:s text:c="2"/></text:span><text:span text:style-name="T5"># elif vidas == 0:</text:span><text:line-break/><text:span text:style-name="T5"> <text:s text:c="11"/></text:span><text:span text:style-name="T4">win.close()</text:span><text:line-break/><text:span text:style-name="T4"> <text:s text:c="11"/>win3 = GraphWin(</text:span><text:span text:style-name="T6">'FIM DE JOGO'</text:span><text:span text:style-name="T3">, </text:span><text:span text:style-name="T7">600</text:span><text:span text:style-name="T3">, </text:span><text:span text:style-name="T7">600</text:span><text:span text:style-name="T4">)</text:span><text:line-break/><text:span text:style-name="T4"> <text:s text:c="11"/>win3.setBackground(</text:span><text:span text:style-name="T6">'black'</text:span><text:span text:style-name="T4">)</text:span><text:line-break/><text:soft-page-break/><text:span text:style-name="T4"> <text:s text:c="11"/>gameovertxt = Text(Point(</text:span><text:span text:style-name="T7">300</text:span><text:span text:style-name="T3">, </text:span><text:span text:style-name="T7">100</text:span><text:span text:style-name="T4">)</text:span><text:span text:style-name="T3">, </text:span><text:span text:style-name="T6">'FIM DE JOGO'</text:span><text:span text:style-name="T4">)</text:span><text:line-break/><text:span text:style-name="T4"> <text:s text:c="11"/>gameovertxt.setFace(</text:span><text:span text:style-name="T6">'courier'</text:span><text:span text:style-name="T4">)</text:span><text:line-break/><text:span text:style-name="T4"> <text:s text:c="11"/>gameovertxt.setSize(</text:span><text:span text:style-name="T7">20</text:span><text:span text:style-name="T4">)</text:span><text:line-break/><text:span text:style-name="T4"> <text:s text:c="11"/>gameovertxt.setTextColor(</text:span><text:span text:style-name="T6">'red'</text:span><text:span text:style-name="T4">)</text:span><text:line-break/><text:span text:style-name="T4"> <text:s text:c="11"/>placar = Text(Point(</text:span><text:span text:style-name="T7">300</text:span><text:span text:style-name="T3">, </text:span><text:span text:style-name="T7">250</text:span><text:span text:style-name="T4">)</text:span><text:span text:style-name="T3">, </text:span><text:span text:style-name="T4">pts)</text:span><text:line-break/><text:span text:style-name="T4"> <text:s text:c="11"/>placar.setFace(</text:span><text:span text:style-name="T6">'courier'</text:span><text:span text:style-name="T4">)</text:span><text:line-break/><text:span text:style-name="T4"> <text:s text:c="11"/>placar.setSize(</text:span><text:span text:style-name="T7">18</text:span><text:span text:style-name="T4">)</text:span><text:line-break/><text:span text:style-name="T4"> <text:s text:c="11"/>placar.setTextColor(</text:span><text:span text:style-name="T6">'Red'</text:span><text:span text:style-name="T4">)</text:span><text:line-break/><text:span text:style-name="T4"> <text:s text:c="11"/>pontos = Text(Point(</text:span><text:span text:style-name="T7">310</text:span><text:span text:style-name="T3">,</text:span><text:span text:style-name="T7">300</text:span><text:span text:style-name="T4">)</text:span><text:span text:style-name="T3">,</text:span><text:span text:style-name="T6">'defesas'</text:span><text:span text:style-name="T4">)</text:span><text:line-break/><text:span text:style-name="T4"> <text:s text:c="11"/>pontos.setFace(</text:span><text:span text:style-name="T6">'courier'</text:span><text:span text:style-name="T4">)</text:span><text:line-break/><text:span text:style-name="T4"> <text:s text:c="11"/>pontos.setSize(</text:span><text:span text:style-name="T7">18</text:span><text:span text:style-name="T4">)</text:span><text:line-break/><text:span text:style-name="T4"> <text:s text:c="11"/>pontos.setTextColor(</text:span><text:span text:style-name="T6">'red'</text:span><text:span text:style-name="T4">)</text:span><text:line-break/><text:span text:style-name="T4"> <text:s text:c="11"/>nome1 = Text(Point(</text:span><text:span text:style-name="T7">300</text:span><text:span text:style-name="T3">, </text:span><text:span text:style-name="T7">200</text:span><text:span text:style-name="T4">)</text:span><text:span text:style-name="T3">, </text:span><text:span text:style-name="T4">input_box.getText())</text:span><text:line-break/><text:span text:style-name="T4"> <text:s text:c="11"/>nome1.setFace(</text:span><text:span text:style-name="T6">'courier'</text:span><text:span text:style-name="T4">)</text:span><text:line-break/><text:span text:style-name="T4"> <text:s text:c="11"/>nome1.setSize(</text:span><text:span text:style-name="T7">18</text:span><text:span text:style-name="T4">)</text:span><text:line-break/><text:span text:style-name="T4"> <text:s text:c="11"/>nome1.setTextColor(</text:span><text:span text:style-name="T6">'red'</text:span><text:span text:style-name="T4">)</text:span><text:line-break/><text:span text:style-name="T4"> <text:s text:c="11"/>nome1.draw(win3)</text:span><text:line-break/><text:span text:style-name="T4"> <text:s text:c="11"/>placar.draw(win3)</text:span><text:line-break/><text:span text:style-name="T4"> <text:s text:c="11"/>pontos.draw(win3)</text:span><text:line-break/><text:span text:style-name="T4"> <text:s text:c="11"/>gameovertxt.draw(win3)</text:span><text:line-break/><text:span text:style-name="T4"> <text:s text:c="11"/>win3.getMouse()</text:span><text:line-break/><text:span text:style-name="T4"> <text:s text:c="11"/>win3.close()</text:span><text:line-break/><text:line-break/><text:span text:style-name="T4"> <text:s text:c="3"/></text:span><text:span text:style-name="T5"># Movimento horizontal da barra pelas setas direita/esquerda</text:span><text:line-break/><text:span text:style-name="T5"> <text:s text:c="3"/></text:span><text:span text:style-name="T4">tecla = win.checkKey()</text:span><text:line-break/><text:line-break/><text:span text:style-name="T4"> <text:s text:c="3"/></text:span><text:span text:style-name="T5"># Sair do joguinho</text:span><text:line-break/><text:span text:style-name="T5"> <text:s text:c="3"/></text:span><text:span text:style-name="T3">if </text:span><text:span text:style-name="T4">tecla == </text:span><text:span text:style-name="T6">"Escape"</text:span><text:span text:style-name="T4">:</text:span><text:line-break/><text:span text:style-name="T4"> <text:s text:c="7"/>continuar = </text:span><text:span text:style-name="T3">False</text:span><text:line-break/><text:span text:style-name="T3"> <text:s text:c="7"/>continue</text:span><text:line-break/><text:line-break/><text:span text:style-name="T3"> <text:s text:c="3"/>if </text:span><text:span text:style-name="T4">tecla == </text:span><text:span text:style-name="T6">"Right"</text:span><text:span text:style-name="T4">:</text:span><text:line-break/><text:span text:style-name="T4"> <text:s text:c="7"/></text:span><text:span text:style-name="T3">if </text:span><text:span text:style-name="T4">(colIni + </text:span><text:span text:style-name="T7">20</text:span><text:span text:style-name="T4">) &lt; </text:span><text:span text:style-name="T7">701</text:span><text:span text:style-name="T4">:</text:span><text:line-break/><text:span text:style-name="T4"> <text:s text:c="11"/>colIni = colIni + </text:span><text:span text:style-name="T7">20</text:span><text:line-break/><text:line-break/><text:span text:style-name="T7"> <text:s text:c="7"/></text:span><text:span text:style-name="T4">barra.undraw()</text:span><text:line-break/><text:span text:style-name="T4"> <text:s text:c="7"/>barra = Line(Point(colIni</text:span><text:span text:style-name="T3">, </text:span><text:span text:style-name="T7">530</text:span><text:span text:style-name="T4">)</text:span><text:span text:style-name="T3">, </text:span><text:span text:style-name="T4">Point(colIni + </text:span><text:span text:style-name="T7">100</text:span><text:span text:style-name="T3">, </text:span><text:span text:style-name="T7">530</text:span><text:span text:style-name="T4">))</text:span><text:line-break/><text:span text:style-name="T4"> <text:s text:c="7"/>barra.setOutline(</text:span><text:span text:style-name="T6">'black'</text:span><text:span text:style-name="T4">)</text:span><text:line-break/><text:span text:style-name="T4"> <text:s text:c="7"/>barra.setFill(</text:span><text:span text:style-name="T6">'black'</text:span><text:span text:style-name="T4">)</text:span><text:line-break/><text:span text:style-name="T4"> <text:s text:c="7"/>barra.setWidth(</text:span><text:span text:style-name="T7">10</text:span><text:span text:style-name="T4">)</text:span><text:line-break/><text:span text:style-name="T4"> <text:s text:c="7"/>barra.draw(win)</text:span><text:line-break/><text:line-break/><text:span text:style-name="T4"> <text:s text:c="3"/></text:span><text:span text:style-name="T3">if </text:span><text:span text:style-name="T4">tecla == </text:span><text:span text:style-name="T6">"Left"</text:span><text:span text:style-name="T4">:</text:span><text:line-break/><text:span text:style-name="T4"> <text:s text:c="7"/></text:span><text:span text:style-name="T3">if </text:span><text:span text:style-name="T4">(colIni - </text:span><text:span text:style-name="T7">20</text:span><text:span text:style-name="T4">) &gt; -</text:span><text:span text:style-name="T7">1</text:span><text:span text:style-name="T4">:</text:span><text:line-break/><text:span text:style-name="T4"> <text:s text:c="11"/>colIni = colIni - </text:span><text:span text:style-name="T7">20</text:span><text:line-break/><text:line-break/><text:span text:style-name="T7"> <text:s text:c="7"/></text:span><text:span text:style-name="T4">barra.undraw()</text:span><text:line-break/><text:span text:style-name="T4"> <text:s text:c="7"/>barra = Line(Point(colIni</text:span><text:span text:style-name="T3">, </text:span><text:span text:style-name="T7">530</text:span><text:span text:style-name="T4">)</text:span><text:span text:style-name="T3">, </text:span><text:span text:style-name="T4">Point(colIni + </text:span><text:span text:style-name="T7">100</text:span><text:span text:style-name="T3">, </text:span><text:span text:style-name="T7">530</text:span><text:span text:style-name="T4">))</text:span><text:line-break/><text:span text:style-name="T4"> <text:s text:c="7"/>barra.setOutline(</text:span><text:span text:style-name="T6">'black'</text:span><text:span text:style-name="T4">)</text:span><text:line-break/><text:span text:style-name="T4"> <text:s text:c="7"/>barra.setFill(</text:span><text:span text:style-name="T6">'black'</text:span><text:span text:style-name="T4">)</text:span><text:line-break/><text:span text:style-name="T4"> <text:s text:c="7"/>barra.setWidth(</text:span><text:span text:style-name="T7">10</text:span><text:span text:style-name="T4">)</text:span><text:line-break/><text:span text:style-name="T4"> <text:s text:c="7"/>barra.draw(win)</text:span><text:line-break/><text:line-break/><text:span text:style-name="T4"> <text:s text:c="3"/></text:span><text:span text:style-name="T5"># Esperar o ser humano reagir</text:span><text:line-break/><text:span text:style-name="T5"> <text:s text:c="3"/></text:span><text:span text:style-name="T4">time.sleep(</text:span><text:span text:style-name="T7">.05</text:span><text:span text:style-name="T4">)</text:span><text:line-break/><text:line-break/><text:span text:style-name="T4">win.close()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inherit" svg:font-family="inherit"/>
    <style:font-face style:name="var font-display" svg:font-family="'var font-display'"/>
    <style:font-face style:name="var font-primary" svg:font-family="'var font-primary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31T15:29:16.029000000</meta:creation-date>
    <dc:date>2021-06-30T18:28:17.713000000</dc:date>
    <meta:editing-duration>PT2H30M45S</meta:editing-duration>
    <meta:editing-cycles>4</meta:editing-cycles>
    <meta:generator>LibreOffice/6.4.7.2$Windows_X86_64 LibreOffice_project/639b8ac485750d5696d7590a72ef1b496725cfb5</meta:generator>
    <meta:document-statistic meta:table-count="0" meta:image-count="0" meta:object-count="0" meta:page-count="5" meta:paragraph-count="5" meta:word-count="633" meta:character-count="7227" meta:non-whitespace-character-count="5670"/>
  </office:meta>
</office:document-meta>
</file>